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8000001FDB8F9E926BC72ACEB.png" manifest:media-type="image/png"/>
  <manifest:file-entry manifest:full-path="Pictures/10000201000000DB000001BCE6EF6AFB3D2260A3.png" manifest:media-type="image/png"/>
  <manifest:file-entry manifest:full-path="Pictures/100002010000030F00000192F8F63F8F33C68C3B.png" manifest:media-type="image/png"/>
  <manifest:file-entry manifest:full-path="Pictures/1000020100000291000001A5074C862FADE3EB54.png" manifest:media-type="image/png"/>
  <manifest:file-entry manifest:full-path="Pictures/10000201000002880000019F8BEDB208A4EEA756.png" manifest:media-type="image/png"/>
  <manifest:file-entry manifest:full-path="Pictures/10000201000003FC000001848A3FC13C13A2A5B4.png" manifest:media-type="image/png"/>
  <manifest:file-entry manifest:full-path="Pictures/10000201000001E9000000C9FF37BC844D5AE583.png" manifest:media-type="image/png"/>
  <manifest:file-entry manifest:full-path="Pictures/1000020100000139000000DD9139CB67036645F0.png" manifest:media-type="image/png"/>
  <manifest:file-entry manifest:full-path="Pictures/10000201000003720000019C753D73D3552BB9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85"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86"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87"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88"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89"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92" style:family="paragraph" style:parent-style-name="Standard">
      <style:paragraph-properties fo:margin-left="0cm" fo:margin-right="0cm" fo:text-align="start" style:justify-single-word="false" fo:text-indent="0cm" style:auto-text-indent="false"/>
    </style:style>
    <style:style style:name="P93"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94"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95"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96"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97"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98"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99"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10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0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102"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103"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10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10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106"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107"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108"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109"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110"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111"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112"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113"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114"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115"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116"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129"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130"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131"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132"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133"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134"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135"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136"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137"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138"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139"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140"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141"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142"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143" style:family="paragraph" style:parent-style-name="Standard">
      <style:paragraph-properties fo:margin-left="0cm" fo:margin-right="0cm" fo:text-align="start" style:justify-single-word="false" fo:text-indent="0cm" style:auto-text-indent="false"/>
    </style:style>
    <style:style style:name="P144"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officeooo:rsid="05f47641" style:font-size-asian="11pt" style:font-size-complex="11pt"/>
    </style:style>
    <style:style style:name="T43" style:family="text">
      <style:text-properties style:font-name="Georgia" fo:font-size="11pt" fo:language="es" fo:country="ES" style:text-underline-style="none" officeooo:rsid="00aa1d2c" style:font-size-asian="11pt" style:font-size-complex="11pt"/>
    </style:style>
    <style:style style:name="T44" style:family="text">
      <style:text-properties style:font-name="Georgia" fo:font-size="11pt" fo:language="es" fo:country="ES" style:text-underline-style="none" officeooo:rsid="001e775b" style:font-size-asian="11pt" style:font-size-complex="11pt"/>
    </style:style>
    <style:style style:name="T45" style:family="text">
      <style:text-properties style:font-name="Georgia" fo:font-size="11pt" fo:language="es" fo:country="ES" style:text-underline-style="none" officeooo:rsid="00a194f7" style:font-size-asian="11pt" style:font-size-complex="11pt"/>
    </style:style>
    <style:style style:name="T46" style:family="text">
      <style:text-properties style:font-name="Georgia" fo:font-size="11pt" fo:language="es" fo:country="ES" style:text-underline-style="none" officeooo:rsid="060c7e53" style:font-size-asian="11pt" style:font-size-complex="11pt"/>
    </style:style>
    <style:style style:name="T47" style:family="text">
      <style:text-properties style:font-name="Georgia" fo:font-size="11pt" fo:language="es" fo:country="ES" style:text-underline-style="none" officeooo:rsid="06434c93" style:font-size-asian="11pt" style:font-size-complex="11pt"/>
    </style:style>
    <style:style style:name="T48" style:family="text">
      <style:text-properties style:font-name="Georgia" fo:font-size="11pt" fo:language="es" fo:country="ES" style:text-underline-style="none" officeooo:rsid="060d6e2e" style:font-size-asian="11pt" style:font-size-complex="11pt"/>
    </style:style>
    <style:style style:name="T49" style:family="text">
      <style:text-properties style:font-name="Georgia" fo:font-size="11pt" fo:language="es" fo:country="ES" style:text-underline-style="none" officeooo:rsid="060e5cbf" style:font-size-asian="11pt" style:font-size-complex="11pt"/>
    </style:style>
    <style:style style:name="T50" style:family="text">
      <style:text-properties style:font-name="Georgia" fo:font-size="11pt" fo:language="es" fo:country="ES" officeooo:rsid="05fc0dbb" style:font-size-asian="11pt" style:font-size-complex="11pt"/>
    </style:style>
    <style:style style:name="T51" style:family="text">
      <style:text-properties style:font-name="Georgia" fo:font-size="11pt" fo:language="es" fo:country="ES" officeooo:rsid="0017f49c" style:font-size-asian="11pt" style:font-size-complex="11pt"/>
    </style:style>
    <style:style style:name="T52" style:family="text">
      <style:text-properties style:font-name="Georgia" fo:font-size="11pt" fo:language="es" fo:country="ES" officeooo:rsid="0a050302" style:font-size-asian="11pt" style:font-size-complex="11pt"/>
    </style:style>
    <style:style style:name="T53" style:family="text">
      <style:text-properties style:font-name="Georgia" fo:font-size="11pt" fo:language="es" fo:country="ES" officeooo:rsid="0963fe82" style:font-size-asian="11pt" style:font-size-complex="11pt"/>
    </style:style>
    <style:style style:name="T54" style:family="text">
      <style:text-properties style:font-name="Georgia" fo:font-size="11pt" fo:language="es" fo:country="ES" officeooo:rsid="06695957" style:font-size-asian="11pt" style:font-size-complex="11pt"/>
    </style:style>
    <style:style style:name="T55" style:family="text">
      <style:text-properties style:font-name="Georgia" fo:font-size="11pt" fo:language="es" fo:country="ES" officeooo:rsid="087f8b31" style:font-size-asian="11pt" style:font-size-complex="11pt"/>
    </style:style>
    <style:style style:name="T56" style:family="text">
      <style:text-properties style:font-name="Georgia" fo:font-size="11pt" fo:language="es" fo:country="ES" officeooo:rsid="00806ac8" style:font-size-asian="11pt" style:font-size-complex="11pt"/>
    </style:style>
    <style:style style:name="T57" style:family="text">
      <style:text-properties style:font-name="Georgia" fo:font-size="11pt" style:text-underline-style="none" style:font-size-asian="11pt" style:font-size-complex="11pt"/>
    </style:style>
    <style:style style:name="T58" style:family="text">
      <style:text-properties style:font-name="Georgia" fo:font-size="11pt" style:text-underline-style="none" officeooo:rsid="0a3c07b9" style:font-size-asian="11pt" style:font-size-complex="11pt"/>
    </style:style>
    <style:style style:name="T59" style:family="text">
      <style:text-properties officeooo:rsid="0033a1f9"/>
    </style:style>
    <style:style style:name="T60" style:family="text">
      <style:text-properties officeooo:rsid="00345298"/>
    </style:style>
    <style:style style:name="T61" style:family="text">
      <style:text-properties officeooo:rsid="0036e6d2"/>
    </style:style>
    <style:style style:name="T62" style:family="text">
      <style:text-properties officeooo:rsid="0a10220f"/>
    </style:style>
    <style:style style:name="T63" style:family="text">
      <style:text-properties officeooo:rsid="0a1b524e"/>
    </style:style>
    <style:style style:name="T64" style:family="text">
      <style:text-properties officeooo:rsid="0a18f20c"/>
    </style:style>
    <style:style style:name="T65" style:family="text">
      <style:text-properties officeooo:rsid="0a179799"/>
    </style:style>
    <style:style style:name="T66" style:family="text">
      <style:text-properties officeooo:rsid="005d0114"/>
    </style:style>
    <style:style style:name="T67" style:family="text">
      <style:text-properties officeooo:rsid="006f94c0"/>
    </style:style>
    <style:style style:name="T68" style:family="text">
      <style:text-properties officeooo:rsid="00769989"/>
    </style:style>
    <style:style style:name="T69" style:family="text">
      <style:text-properties officeooo:rsid="0a2f786d"/>
    </style:style>
    <style:style style:name="T70" style:family="text">
      <style:text-properties officeooo:rsid="007c40a9"/>
    </style:style>
    <style:style style:name="T71" style:family="text">
      <style:text-properties officeooo:rsid="009c5389"/>
    </style:style>
    <style:style style:name="T72" style:family="text">
      <style:text-properties officeooo:rsid="06040c8c"/>
    </style:style>
    <style:style style:name="T73" style:family="text">
      <style:text-properties officeooo:rsid="060e5cbf"/>
    </style:style>
    <style:style style:name="T74" style:family="text">
      <style:text-properties officeooo:rsid="060ffc6a"/>
    </style:style>
    <style:style style:name="T75" style:family="text">
      <style:text-properties style:text-underline-style="none" officeooo:rsid="001d790b"/>
    </style:style>
    <style:style style:name="T76" style:family="text">
      <style:text-properties fo:font-weight="normal" style:font-weight-asian="normal" style:font-weight-complex="normal"/>
    </style:style>
    <style:style style:name="T77" style:family="text">
      <style:text-properties fo:font-weight="normal" officeooo:rsid="06210356" style:font-weight-asian="normal" style:font-weight-complex="normal"/>
    </style:style>
    <style:style style:name="T78" style:family="text">
      <style:text-properties fo:font-weight="normal" officeooo:rsid="061d5403" style:font-weight-asian="normal" style:font-weight-complex="normal"/>
    </style:style>
    <style:style style:name="T79" style:family="text">
      <style:text-properties fo:font-weight="normal" officeooo:rsid="064d54ad" style:font-weight-asian="normal" style:font-weight-complex="normal"/>
    </style:style>
    <style:style style:name="T80" style:family="text">
      <style:text-properties fo:font-weight="normal" officeooo:rsid="0668a0ef" style:font-weight-asian="normal" style:font-weight-complex="normal"/>
    </style:style>
    <style:style style:name="T81" style:family="text">
      <style:text-properties officeooo:rsid="00806ac8"/>
    </style:style>
    <style:style style:name="T82" style:family="text">
      <style:text-properties officeooo:rsid="008a24a0"/>
    </style:style>
    <style:style style:name="T83" style:family="text">
      <style:text-properties officeooo:rsid="00ad410a"/>
    </style:style>
    <style:style style:name="T84" style:family="text">
      <style:text-properties officeooo:rsid="00ad43b8"/>
    </style:style>
    <style:style style:name="T85" style:family="text">
      <style:text-properties officeooo:rsid="00b70c92"/>
    </style:style>
    <style:style style:name="T86" style:family="text">
      <style:text-properties officeooo:rsid="00b7ab92"/>
    </style:style>
    <style:style style:name="T87" style:family="text">
      <style:text-properties officeooo:rsid="00bf222f"/>
    </style:style>
    <style:style style:name="T88" style:family="text">
      <style:text-properties officeooo:rsid="00c02b12"/>
    </style:style>
    <style:style style:name="T89" style:family="text">
      <style:text-properties officeooo:rsid="00c3c882"/>
    </style:style>
    <style:style style:name="T90" style:family="text">
      <style:text-properties officeooo:rsid="00c4b464"/>
    </style:style>
    <style:style style:name="T91" style:family="text">
      <style:text-properties officeooo:rsid="00c8fa82"/>
    </style:style>
    <style:style style:name="T92" style:family="text">
      <style:text-properties officeooo:rsid="00cd8c3b"/>
    </style:style>
    <style:style style:name="T93" style:family="text">
      <style:text-properties officeooo:rsid="00cdb567"/>
    </style:style>
    <style:style style:name="T94" style:family="text">
      <style:text-properties officeooo:rsid="00cffc2c"/>
    </style:style>
    <style:style style:name="T95" style:family="text">
      <style:text-properties fo:color="#000000" style:font-name="Monospace" fo:font-size="10pt" style:font-size-asian="10pt"/>
    </style:style>
    <style:style style:name="T96" style:family="text">
      <style:text-properties fo:color="#000000" style:font-name="Monospace" fo:font-size="10pt" style:font-size-asian="10pt"/>
    </style:style>
    <style:style style:name="T97" style:family="text">
      <style:text-properties fo:color="#000000" style:font-name="Monospace" fo:font-size="10pt" fo:background-color="#d4d4d4" loext:char-shading-value="0" style:font-size-asian="10pt"/>
    </style:style>
    <style:style style:name="T98" style:family="text">
      <style:text-properties fo:color="#000000" style:font-name="Monospace" fo:font-size="10pt" fo:background-color="#e8f2fe" loext:char-shading-value="0" style:font-size-asian="10pt"/>
    </style:style>
    <style:style style:name="T99" style:family="text">
      <style:text-properties fo:color="#6a3e3e" style:font-name="Monospace" fo:font-size="10pt" style:font-size-asian="10pt"/>
    </style:style>
    <style:style style:name="T100" style:family="text">
      <style:text-properties fo:color="#6a3e3e" style:font-name="Monospace" fo:font-size="10pt" style:font-size-asian="10pt"/>
    </style:style>
    <style:style style:name="T101" style:family="text">
      <style:text-properties fo:color="#7f0055" style:font-name="Monospace" fo:font-size="10pt" fo:font-weight="bold" style:font-size-asian="10pt" style:font-weight-asian="bold"/>
    </style:style>
    <style:style style:name="T102" style:family="text">
      <style:text-properties fo:color="#7f0055" style:font-name="Monospace" fo:font-size="10pt" fo:font-weight="bold" style:font-size-asian="10pt" style:font-weight-asian="bold"/>
    </style:style>
    <style:style style:name="T103" style:family="text">
      <style:text-properties fo:color="#7f0055" style:font-name="Monospace" fo:font-size="10pt" fo:font-weight="bold" fo:background-color="#d4d4d4" loext:char-shading-value="0" style:font-size-asian="10pt" style:font-weight-asian="bold"/>
    </style:style>
    <style:style style:name="T104" style:family="text">
      <style:text-properties fo:color="#2a00ff" style:font-name="Monospace" fo:font-size="10pt" style:font-size-asian="10pt"/>
    </style:style>
    <style:style style:name="T105" style:family="text">
      <style:text-properties fo:color="#2a00ff" style:font-name="Monospace" fo:font-size="10pt" style:font-size-asian="10pt"/>
    </style:style>
    <style:style style:name="T106" style:family="text">
      <style:text-properties fo:color="#3f7f5f" style:font-name="Monospace" fo:font-size="10pt" style:font-size-asian="10pt"/>
    </style:style>
    <style:style style:name="T107" style:family="text">
      <style:text-properties fo:color="#3f7f5f" style:font-name="Monospace" fo:font-size="10pt" style:text-underline-style="solid" style:text-underline-width="auto" style:text-underline-color="font-color" style:font-size-asian="10pt"/>
    </style:style>
    <style:style style:name="T108" style:family="text">
      <style:text-properties fo:color="#7f9fbf" style:font-name="Monospace" fo:font-size="10pt" fo:font-weight="bold" style:font-size-asian="10pt" style:font-weight-asian="bold"/>
    </style:style>
    <style:style style:name="T109" style:family="text">
      <style:text-properties fo:color="#0000c0" style:font-name="Monospace" fo:font-size="10pt" style:font-size-asian="10pt"/>
    </style:style>
    <style:style style:name="T110" style:family="text">
      <style:text-properties fo:color="#0000c0" style:font-name="Monospace" fo:font-size="10pt" style:font-size-asian="10pt"/>
    </style:style>
    <style:style style:name="T111" style:family="text">
      <style:text-properties fo:color="#0000c0" style:font-name="Monospace" fo:font-size="10pt" fo:font-style="italic" fo:font-weight="bold" style:font-size-asian="10pt" style:font-style-asian="italic" style:font-weight-asian="bold"/>
    </style:style>
    <style:style style:name="T112" style:family="text">
      <style:text-properties officeooo:rsid="00dc15b7"/>
    </style:style>
    <style:style style:name="T113" style:family="text">
      <style:text-properties officeooo:rsid="00e053d6"/>
    </style:style>
    <style:style style:name="T114" style:family="text">
      <style:text-properties officeooo:rsid="00e3ab7d"/>
    </style:style>
    <style:style style:name="T115" style:family="text">
      <style:text-properties officeooo:rsid="00e9f7e8"/>
    </style:style>
    <style:style style:name="T116" style:family="text">
      <style:text-properties officeooo:rsid="00eead95"/>
    </style:style>
    <style:style style:name="T117" style:family="text">
      <style:text-properties officeooo:rsid="00f08514"/>
    </style:style>
    <style:style style:name="T118" style:family="text">
      <style:text-properties officeooo:rsid="00f3b6fc"/>
    </style:style>
    <style:style style:name="T119" style:family="text">
      <style:text-properties officeooo:rsid="00f6a778"/>
    </style:style>
    <style:style style:name="T120" style:family="text">
      <style:text-properties officeooo:rsid="00f7ac12"/>
    </style:style>
    <style:style style:name="T121"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22" style:family="text">
      <style:text-properties officeooo:rsid="00f96e04"/>
    </style:style>
    <style:style style:name="T123" style:family="text">
      <style:text-properties officeooo:rsid="00f9c425"/>
    </style:style>
    <style:style style:name="T124" style:family="text">
      <style:text-properties officeooo:rsid="00ff681a"/>
    </style:style>
    <style:style style:name="T125" style:family="text">
      <style:text-properties officeooo:rsid="00ff8eff"/>
    </style:style>
    <style:style style:name="T126" style:family="text">
      <style:text-properties officeooo:rsid="010863c3"/>
    </style:style>
    <style:style style:name="T127" style:family="text">
      <style:text-properties fo:color="#ff0000" style:font-name="Monospace" fo:font-size="10pt" style:font-size-asian="10pt"/>
    </style:style>
    <style:style style:name="T128" style:family="text">
      <style:text-properties fo:color="#007aa6" style:font-name="Monospace" fo:font-size="10pt" style:text-underline-style="solid" style:text-underline-width="auto" style:text-underline-color="font-color" style:font-size-asian="10pt"/>
    </style:style>
    <style:style style:name="T129" style:family="text">
      <style:text-properties officeooo:rsid="010bfb1a"/>
    </style:style>
    <style:style style:name="T130" style:family="text">
      <style:text-properties officeooo:rsid="01109ecc"/>
    </style:style>
    <style:style style:name="T131" style:family="text">
      <style:text-properties officeooo:rsid="0114bf7c"/>
    </style:style>
    <style:style style:name="T132" style:family="text">
      <style:text-properties officeooo:rsid="0116b1e9"/>
    </style:style>
    <style:style style:name="T133" style:family="text">
      <style:text-properties officeooo:rsid="011a8188"/>
    </style:style>
    <style:style style:name="T134" style:family="text">
      <style:text-properties officeooo:rsid="011c3020"/>
    </style:style>
    <style:style style:name="T135" style:family="text">
      <style:text-properties officeooo:rsid="0124b93e"/>
    </style:style>
    <style:style style:name="T136" style:family="text">
      <style:text-properties officeooo:rsid="01265619"/>
    </style:style>
    <style:style style:name="T137" style:family="text">
      <style:text-properties officeooo:rsid="012669ea"/>
    </style:style>
    <style:style style:name="T138" style:family="text">
      <style:text-properties officeooo:rsid="0127ddc6"/>
    </style:style>
    <style:style style:name="T139" style:family="text">
      <style:text-properties officeooo:rsid="0129454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ire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61">después</text:span> de mucho <text:span text:style-name="T61">tiempo</text:span> sin iniciar <text:span text:style-name="T61">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933996343" text:style-name="L1">
        <text:list-item>
          <text:p text:style-name="P96"><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59">Realizado</text:span> en la <text:span text:style-name="T60">documentación.</text:span></text:p>
      <text:p text:style-name="P20"/>
      <text:list xml:id="list200004716375156" text:continue-numbering="true" text:style-name="L1">
        <text:list-item>
          <text:p text:style-name="P101">Definir sucesión de objetivos e implementaciones a conseguir.</text:p>
        </text:list-item>
      </text:list>
      <text:list xml:id="list2158856517" text:style-name="L2">
        <text:list-item>
          <text:p text:style-name="P97"><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131"><text:span text:style-name="T17">E</text:span><text:span text:style-name="T7">xportaciones con Jaspert report.</text:span></text:p>
        </text:list-item>
        <text:list-item>
          <text:p text:style-name="P102">Dar colores a los margenes horarios</text:p>
        </text:list-item>
        <text:list-item>
          <text:p text:style-name="P132"><text:span text:style-name="T13">D</text:span><text:span text:style-name="T7">ar flexibilidad a l</text:span><text:span text:style-name="T18">os margenes de horas </text:span><text:span text:style-name="T19">y </text:span><text:span text:style-name="T20">días.</text:span></text:p>
        </text:list-item>
        <text:list-item>
          <text:p text:style-name="P131"><text:span text:style-name="T7">Gestionar </text:span><text:span text:style-name="T21">múltiples </text:span><text:span text:style-name="T7">horarios</text:span></text:p>
        </text:list-item>
        <text:list-item>
          <text:p text:style-name="P103">detectar conflictos.</text:p>
        </text:list-item>
      </text:list>
      <text:p text:style-name="P25"/>
      <text:list xml:id="list200003639125779" text:continue-list="list200004716375156" text:style-name="L1">
        <text:list-item>
          <text:p text:style-name="P104">Decisión del ciclo de vida.</text:p>
        </text:list-item>
      </text:list>
      <text:p text:style-name="P26">Realizado en la documentación.</text:p>
      <text:p text:style-name="P25"/>
      <text:p text:style-name="P25"/>
      <text:p text:style-name="P25"/>
      <text:p text:style-name="P25"/>
      <text:list xml:id="list200003985746247" text:continue-numbering="true" text:style-name="L1">
        <text:list-item>
          <text:p text:style-name="P96"><text:soft-page-break/><text:span text:style-name="T8">Elección del lenguaje de </text:span><text:span text:style-name="T9">programación.</text:span></text:p>
        </text:list-item>
      </text:list>
      <text:p text:style-name="P14">Usare Java, ya que es con el que he aprendido y conozco mejor, ade<text:span text:style-name="T66">m</text:span>as de sus apis y frameworks.</text:p>
      <text:p text:style-name="P15">Ademas de querer desarrollar una versión presentable y algo funcional del codig</text:p>
      <text:p text:style-name="P22"/>
      <text:list xml:id="list200005374814996" text:continue-numbering="true" text:style-name="L1">
        <text:list-item>
          <text:p text:style-name="P105"><text:span text:style-name="T63">Investigación y decisión de</text:span> la<text:span text:style-name="T64">s</text:span> plataforma<text:span text:style-name="T64">s</text:span> para el desarrollo </text:p>
        </text:list-item>
      </text:list>
      <text:p text:style-name="P21"><text:span text:style-name="T59">Realizado</text:span> en la <text:span text:style-name="T60">documentación.</text:span></text:p>
      <text:p text:style-name="P21"/>
      <text:list xml:id="list200004680542215" text:continue-numbering="true" text:style-name="L1">
        <text:list-item>
          <text:p text:style-name="P105"><text:span text:style-name="T62">instalación y configuración de los programas a emplear</text:span>.</text:p>
        </text:list-item>
      </text:list>
      <text:p text:style-name="P23"><text:span text:style-name="T67">Instalación de Eclipse, Dia y plugin window builder para eclipse</text:span>.</text:p>
      <text:p text:style-name="P24">No descarto instalar otros programas conforme sean necesarios</text:p>
      <text:p text:style-name="P24"/>
      <text:p text:style-name="P24"/>
      <text:list xml:id="list200003767692639" text:continue-numbering="true" text:style-name="L1">
        <text:list-item>
          <text:p text:style-name="P133"><text:span text:style-name="T57">Definir los objetos que intervienen </text:span><text:span text:style-name="T58">y sus relaciones entre ellos </text:span><text:span text:style-name="T57">en el programa.</text:span></text:p>
        </text:list-item>
      </text:list>
      <text:p text:style-name="P27"/>
      <text:p text:style-name="P27"/>
      <text:p text:style-name="P12"/>
      <text:p text:style-name="P12">6/5/2020</text:p>
      <text:p text:style-name="P12"/>
      <text:p text:style-name="P16">He buscado alguna <text:span text:style-name="T70">solución</text:span> para el <text:span text:style-name="T68">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1"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200005372299215" text:continue-numbering="true" text:style-name="L1">
        <text:list-item>
          <text:p text:style-name="P141">Definir las implementaciones y el orden de <text:span text:style-name="T65">implementación.</text:span></text:p>
        </text:list-item>
      </text:list>
      <text:p text:style-name="P30">(Copiado y pegado de la <text:span text:style-name="T81">documentación</text:span>)</text:p>
      <text:p text:style-name="P28"/>
      <text:list xml:id="list3933715992" text:style-name="L3">
        <text:list-item>
          <text:list>
            <text:list-item>
              <text:p text:style-name="P98"><text:span text:style-name="T50">D</text:span><text:span text:style-name="T51">iseño </text:span><text:span text:style-name="T52">e </text:span><text:span text:style-name="T56">implementación</text:span><text:span text:style-name="T52"> de la interfaz </text:span><text:span text:style-name="T51">de la interfaz.</text:span></text:p>
            </text:list-item>
            <text:list-item>
              <text:p text:style-name="P98"><text:span text:style-name="T53">Implementación</text:span><text:span text:style-name="T54"> de </text:span><text:span text:style-name="T55">módulos</text:span><text:span text:style-name="T54">, habitaciones, trabajadores y grupos de alumnos.</text:span></text:p>
            </text:list-item>
            <text:list-item>
              <text:p text:style-name="P129">Implementar <text:span text:style-name="T71">la interfaz d</text:span>el horario en el área de trabajo <text:span text:style-name="T73">para una semana sin flexibilidad en las horas.</text:span></text:p>
            </text:list-item>
            <text:list-item>
              <text:p text:style-name="P130">Manipular el área de trabajo.</text:p>
            </text:list-item>
            <text:list-item>
              <text:p text:style-name="P129"><text:span text:style-name="T74">Permanencia de los horarios</text:span><text:span text:style-name="T75">.</text:span></text:p>
            </text:list-item>
            <text:list-item>
              <text:p text:style-name="P98"><text:span text:style-name="T42">Incorporar</text:span><text:span text:style-name="T43"> J</text:span><text:span text:style-name="T44">asper </text:span><text:span text:style-name="T45">R</text:span><text:span text:style-name="T44">eport.</text:span></text:p>
            </text:list-item>
          </text:list>
        </text:list-item>
      </text:list>
      <text:p text:style-name="P79"/>
      <text:p text:style-name="P80"><text:tab/>1.0 Revisión funcionalidad mínima.</text:p>
      <text:p text:style-name="P82"/>
      <text:p text:style-name="P82"><text:span text:style-name="T76">-</text:span><text:span text:style-name="T77">El segundo</text:span><text:span text:style-name="T78"> conjunto de versiones </text:span><text:span text:style-name="T79">y en adelante, </text:span><text:span text:style-name="T78">se centrara</text:span><text:span text:style-name="T80">n</text:span><text:span text:style-name="T78"> en mejorar la funcionalidad y potenciar las capacidades del programa.</text:span></text:p>
      <text:p text:style-name="P82"><text:tab/></text:p>
      <text:p text:style-name="P83"><text:tab/>1.1 Flexibilidad en las horas.</text:p>
      <text:p text:style-name="P82"><text:span text:style-name="T72"><text:tab/>1.2 </text:span>Uso de varios horarios.</text:p>
      <text:p text:style-name="P85"><text:span text:style-name="T46"><text:tab/>1.3 </text:span><text:span text:style-name="T47">Flexibilidad</text:span><text:span text:style-name="T48"> de </text:span><text:span text:style-name="T49">días.</text:span></text:p>
      <text:p text:style-name="P84"><text:tab/>1.4 Avisos de conflictos de tiempo, personas, y habitaciones.</text:p>
      <text:p text:style-name="P82"/>
      <text:p text:style-name="P81"><text:tab/>2.0 Revisión funcionalidad mejorada.</text:p>
      <text:p text:style-name="P82"/>
      <text:p text:style-name="P32"><text:tab/>1.1 Generación de horarios según el interesado.</text:p>
      <text:p text:style-name="P28"/>
      <text:p text:style-name="P28"/>
      <text:list xml:id="list200003848402298" text:continue-list="list200005372299215" text:style-name="L1">
        <text:list-item>
          <text:p text:style-name="P142"><text:span text:style-name="T69">Estudiar el </text:span>siguiente tema de <text:span text:style-name="T65">actualización.</text:span></text:p>
        </text:list-item>
      </text:list>
      <text:p text:style-name="P29"/>
      <text:p text:style-name="P33"><text:tab/>0,1Diseño e implementación de la interfaz de la interfaz.</text:p>
      <text:p text:style-name="P29"/>
      <text:p text:style-name="P31"><text:span text:style-name="T82">Análisis</text:span>:</text:p>
      <text:p text:style-name="P31"><text:tab/>elementos en la interfaz:</text:p>
      <text:p text:style-name="P31"/>
      <text:list xml:id="list1320228056" text:style-name="L4">
        <text:list-item>
          <text:p text:style-name="P99"><text:span text:style-name="T26">Área</text:span><text:span text:style-name="T22"> de trabajo</text:span></text:p>
          <text:list>
            <text:list-item>
              <text:p text:style-name="P134"><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135"><text:span text:style-name="T29">H</text:span><text:span text:style-name="T7">orario</text:span></text:p>
            </text:list-item>
          </text:list>
        </text:list-item>
      </text:list>
      <text:p text:style-name="P34"/>
      <text:list xml:id="list200003931264179" text:continue-numbering="true" text:style-name="L4">
        <text:list-item>
          <text:p text:style-name="P136"><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137"><text:span text:style-name="T23">B</text:span><text:span text:style-name="T7">otones para añadir y quitar estos elementos.</text:span></text:p>
            </text:list-item>
          </text:list>
        </text:list-item>
      </text:list>
      <text:p text:style-name="P35"/>
      <text:p text:style-name="P87"><text:span text:style-name="T23"><text:tab/></text:span><text:span text:style-name="T36">Otras </text:span><text:span text:style-name="T31">V</text:span><text:span text:style-name="T24">entanas:</text:span></text:p>
      <text:list xml:id="list740712073" text:style-name="L5">
        <text:list-item>
          <text:p text:style-name="P138"><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139"><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88"><text:span text:style-name="T23"><text:tab/>M</text:span><text:span text:style-name="T7">enu bar</text:span></text:p>
      <text:list xml:id="list147002947" text:style-name="L6">
        <text:list-item>
          <text:p text:style-name="P106">Archivo</text:p>
          <text:list>
            <text:list-item>
              <text:p text:style-name="P106">abrir</text:p>
            </text:list-item>
            <text:list-item>
              <text:p text:style-name="P106">Guardar</text:p>
            </text:list-item>
            <text:list-item>
              <text:p text:style-name="P106">Guardar como:</text:p>
            </text:list-item>
            <text:list-item>
              <text:p text:style-name="P106">exportar</text:p>
            </text:list-item>
            <text:list-item>
              <text:p text:style-name="P107">(mas?)</text:p>
            </text:list-item>
          </text:list>
        </text:list-item>
      </text:list>
      <text:p text:style-name="P37"/>
      <text:list xml:id="list200004679705216" text:continue-numbering="true" text:style-name="L6">
        <text:list-item>
          <text:p text:style-name="P140"><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90">8/5/2020</text:p>
      <text:p text:style-name="P39">Diseño de la interfaz:</text:p>
      <text:p text:style-name="P40">tendrá un aspecto parecido a este:</text:p>
      <text:p text:style-name="P40"><draw:frame draw:style-name="fr2"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84">suspensión</text:span> de las practicas,</text:p>
      <text:p text:style-name="P41">como voy a añadirle el grupo de alumnos y la <text:span text:style-name="T84">habitación</text:span> <text:span text:style-name="T83">he pensado que unas pestañas es la mejor opción </text:span></text:p>
      <text:p text:style-name="P42"><draw:frame draw:style-name="fr3" draw:name="Imagen3" text:anchor-type="paragraph" svg:x="3.447cm" svg:y="0.695cm" svg:width="9.611cm" svg:height="6.154cm" draw:z-index="2"><draw:image xlink:href="Pictures/10000201000002880000019F8BEDB208A4EEA756.png" xlink:type="simple" xlink:show="embed" xlink:actuate="onLoad" loext:mime-type="image/png"/></draw:frame><text:span text:style-name="T86">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3962258103" text:style-name="L7">
        <text:list-item>
          <text:p text:style-name="P108">Definiendo las ventanas:</text:p>
        </text:list-item>
      </text:list>
      <text:p text:style-name="P43">Primero tengo que definir el contenido de las ventanas:</text:p>
      <text:p text:style-name="P45">La interfaz principal ya esta diseñada.</text:p>
      <text:p text:style-name="P46">Las interfaces <text:span text:style-name="T86">para generar</text:span> tienen que contener lo siguiente:</text:p>
      <text:p text:style-name="P46"/>
      <text:p text:style-name="P46">Alumnos:</text:p>
      <text:list xml:id="list2684891284" text:style-name="L8">
        <text:list-item>
          <text:p text:style-name="P109"><text:span text:style-name="T85">N</text:span>ombre</text:p>
        </text:list-item>
        <text:list-item>
          <text:p text:style-name="P109"><text:span text:style-name="T85">A</text:span>pellido 1</text:p>
        </text:list-item>
        <text:list-item>
          <text:p text:style-name="P109"><text:span text:style-name="T85">A</text:span>pellido 2</text:p>
        </text:list-item>
        <text:list-item>
          <text:p text:style-name="P110"><text:span text:style-name="T85">C</text:span>urso</text:p>
        </text:list-item>
      </text:list>
      <text:p text:style-name="P45"/>
      <text:p text:style-name="P47">Docente</text:p>
      <text:list xml:id="list4040804361" text:style-name="L9">
        <text:list-item>
          <text:p text:style-name="P111">Nombre</text:p>
        </text:list-item>
        <text:list-item>
          <text:p text:style-name="P111">Apellido <text:span text:style-name="T87">1</text:span></text:p>
        </text:list-item>
        <text:list-item>
          <text:p text:style-name="P112">Apellido 2</text:p>
        </text:list-item>
        <text:list-item>
          <text:p text:style-name="P111">Especialidad</text:p>
        </text:list-item>
      </text:list>
      <text:p text:style-name="P47"/>
      <text:p text:style-name="P48">Asignatura</text:p>
      <text:list xml:id="list2697821727" text:style-name="L10">
        <text:list-item>
          <text:p text:style-name="P113">Nombre</text:p>
        </text:list-item>
      </text:list>
      <text:p text:style-name="P48"/>
      <text:p text:style-name="P49">Habitación</text:p>
      <text:list xml:id="list2952468918" text:style-name="L11">
        <text:list-item>
          <text:p text:style-name="P114">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88">Especialidad</text:span></text:p>
      <text:p text:style-name="P51"/>
      <text:p text:style-name="P51"><text:soft-page-break/></text:p>
      <text:p text:style-name="P52"><draw:frame draw:style-name="fr3"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90">genérica</text:span> <text:span text:style-name="T89">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91">(</text:span>con <text:span text:style-name="T91">el texto de </text:span>la cadena introducida<text:span text:style-name="T91">) como cantidad se haya invocado.</text:span></text:p>
      <text:p text:style-name="P57">En su primera version quedan apelotonados, más adelante mirare de solucionarlo</text:p>
      <text:p text:style-name="P57"/>
      <text:p text:style-name="P57"><draw:frame draw:style-name="fr4"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93">instanciar la clase H</text:span>abitacion (el que estoy usando para pruebas y avanzar) como crearlo y notificar al controlador, <text:span text:style-name="T94">más adelante mirare como reducir el código que genere en este punto de la clase.</text:span></text:p>
      <text:p text:style-name="P58"/>
      <text:p text:style-name="P58"><text:span text:style-name="T95">JButton </text:span><text:span text:style-name="T99">button</text:span><text:span text:style-name="T95"> = </text:span><text:span text:style-name="T101">new</text:span><text:span text:style-name="T95"> JButton(</text:span><text:span text:style-name="T104">"A\u00F1adir"</text:span><text:span text:style-name="T95">);</text:span></text:p>
      <text:p text:style-name="P92"><text:span text:style-name="T95"><text:tab/><text:tab/></text:span><text:span text:style-name="T99">button</text:span><text:span text:style-name="T95">.addActionListener(</text:span><text:span text:style-name="T101">new</text:span><text:span text:style-name="T95"> ActionListener() {</text:span></text:p>
      <text:p text:style-name="P92"><text:span text:style-name="T95"><text:tab/><text:tab/><text:tab/></text:span><text:span text:style-name="T101">public</text:span><text:span text:style-name="T95"> </text:span><text:span text:style-name="T101">void</text:span><text:span text:style-name="T95"> actionPerformed(ActionEvent </text:span><text:span text:style-name="T99">arg0</text:span><text:span text:style-name="T95">) {</text:span></text:p>
      <text:p text:style-name="P94"><text:tab/><text:tab/><text:tab/><text:tab/></text:p>
      <text:p text:style-name="P94"><text:tab/><text:tab/><text:tab/><text:tab/></text:p>
      <text:p text:style-name="P94"><text:tab/><text:tab/><text:tab/><text:tab/></text:p>
      <text:p text:style-name="P92"><text:span text:style-name="T95"><text:tab/><text:tab/><text:tab/><text:tab/></text:span><text:span text:style-name="T106">//</text:span><text:span text:style-name="T108">TODO</text:span><text:span text:style-name="T106"> </text:span><text:span text:style-name="T107">encontrar</text:span><text:span text:style-name="T106"> </text:span><text:span text:style-name="T107">una</text:span><text:span text:style-name="T106"> </text:span><text:span text:style-name="T107">solucin</text:span><text:span text:style-name="T106"> </text:span><text:span text:style-name="T107">mejor</text:span><text:span text:style-name="T106"> </text:span><text:span text:style-name="T107">que</text:span><text:span text:style-name="T106"> </text:span><text:span text:style-name="T107">este</text:span><text:span text:style-name="T106"> </text:span><text:span text:style-name="T107">swich</text:span><text:span text:style-name="T106"> case </text:span><text:span text:style-name="T107">aqui</text:span></text:p>
      <text:p text:style-name="P92"><text:span text:style-name="T95"><text:tab/><text:tab/><text:tab/><text:tab/></text:span><text:span text:style-name="T101">switch</text:span><text:span text:style-name="T95"> (</text:span><text:span text:style-name="T99">titulo</text:span><text:span text:style-name="T95">) {</text:span></text:p>
      <text:p text:style-name="P92"><text:span text:style-name="T95"><text:tab/><text:tab/><text:tab/><text:tab/></text:span><text:span text:style-name="T101">case</text:span><text:span text:style-name="T95"> </text:span><text:span text:style-name="T104">"Habitaciones"</text:span><text:span text:style-name="T95">:</text:span></text:p>
      <text:p text:style-name="P92"><text:span text:style-name="T95"><text:tab/><text:tab/><text:tab/><text:tab/><text:tab/>String[] </text:span><text:span text:style-name="T99">inputs</text:span><text:span text:style-name="T95"> = {</text:span><text:span text:style-name="T104">"hola"</text:span><text:span text:style-name="T95">, </text:span><text:span text:style-name="T104">"mundo"</text:span><text:span text:style-name="T95">, </text:span><text:span text:style-name="T104">"2"</text:span><text:span text:style-name="T95">};</text:span></text:p>
      <text:p text:style-name="P92"><text:span text:style-name="T95"><text:tab/><text:tab/><text:tab/><text:tab/><text:tab/>InputPopup </text:span><text:span text:style-name="T99">inputsVentana</text:span><text:span text:style-name="T95"> = </text:span><text:span text:style-name="T101">new</text:span><text:span text:style-name="T95"> InputPopup(</text:span><text:span text:style-name="T99">framePadre</text:span><text:span text:style-name="T95">, </text:span><text:span text:style-name="T101">true</text:span><text:span text:style-name="T95">, </text:span><text:span text:style-name="T99">inputs</text:span><text:span text:style-name="T95">);</text:span></text:p>
      <text:p text:style-name="P94"><text:tab/><text:tab/><text:tab/><text:tab/><text:tab/></text:p>
      <text:p text:style-name="P92"><text:span text:style-name="T95"><text:tab/><text:tab/><text:tab/><text:tab/><text:tab/></text:span><text:span text:style-name="T106">//</text:span><text:span text:style-name="T107">si</text:span><text:span text:style-name="T106"> el </text:span><text:span text:style-name="T107">usuario</text:span><text:span text:style-name="T106"> a </text:span><text:span text:style-name="T107">pulsado</text:span><text:span text:style-name="T106"> </text:span><text:span text:style-name="T107">ok</text:span><text:span text:style-name="T106"> o </text:span><text:span text:style-name="T107">intro</text:span></text:p>
      <text:p text:style-name="P92"><text:span text:style-name="T95"><text:tab/><text:tab/><text:tab/><text:tab/><text:tab/></text:span><text:span text:style-name="T101">if</text:span><text:span text:style-name="T95"> (</text:span><text:span text:style-name="T99">inputsVentana</text:span><text:span text:style-name="T95">.</text:span><text:span text:style-name="T109">isAcepted</text:span><text:span text:style-name="T95">) {</text:span></text:p>
      <text:p text:style-name="P94"><text:tab/><text:tab/><text:tab/><text:tab/><text:tab/><text:tab/></text:p>
      <text:p text:style-name="P94"><text:tab/><text:tab/><text:tab/><text:tab/><text:tab/>}</text:p>
      <text:p text:style-name="P94"><text:tab/><text:tab/><text:tab/><text:tab/><text:tab/></text:p>
      <text:p text:style-name="P92"><text:span text:style-name="T95"><text:tab/><text:tab/><text:tab/><text:tab/><text:tab/></text:span><text:span text:style-name="T106">/*String[] </text:span><text:span text:style-name="T107">entradas</text:span><text:span text:style-name="T106"> = inputsVentana.getData();</text:span></text:p>
      <text:p text:style-name="P92"><text:span text:style-name="T106"><text:tab/><text:tab/><text:tab/><text:tab/><text:tab/>for (String input : </text:span><text:span text:style-name="T107">entradas</text:span><text:span text:style-name="T106"> ) {</text:span></text:p>
      <text:p text:style-name="P95"><text:tab/><text:tab/><text:tab/><text:tab/><text:tab/><text:tab/>System.out.println(input);</text:p>
      <text:p text:style-name="P95"><text:tab/><text:tab/><text:tab/><text:tab/><text:tab/><text:tab/></text:p>
      <text:p text:style-name="P95"><text:tab/><text:tab/><text:tab/><text:tab/><text:tab/>}*/</text:p>
      <text:p text:style-name="P94"><text:tab/><text:tab/><text:tab/><text:tab/><text:tab/></text:p>
      <text:p text:style-name="P92"><text:span text:style-name="T95"><text:tab/><text:tab/><text:tab/><text:tab/><text:tab/></text:span><text:span text:style-name="T101">break</text:span><text:span text:style-name="T95">;</text:span></text:p>
      <text:p text:style-name="P93"/>
      <text:p text:style-name="P92"><text:span text:style-name="T95"><text:tab/><text:tab/><text:tab/><text:tab/></text:span><text:span text:style-name="T101">default</text:span><text:span text:style-name="T95">:</text:span></text:p>
      <text:p text:style-name="P92"><text:span text:style-name="T95"><text:tab/><text:tab/><text:tab/><text:tab/><text:tab/>System.</text:span><text:span text:style-name="T111">out</text:span><text:span text:style-name="T95">.println(</text:span><text:span text:style-name="T104">"--------ERROR:Titulo no encontrado"</text:span><text:span text:style-name="T95">);</text:span></text:p>
      <text:p text:style-name="P92"><text:span text:style-name="T95"><text:tab/><text:tab/><text:tab/><text:tab/><text:tab/></text:span><text:span text:style-name="T101">break</text:span><text:span text:style-name="T95">;</text:span></text:p>
      <text:p text:style-name="P94"><text:tab/><text:tab/><text:tab/><text:tab/>}</text:p>
      <text:p text:style-name="P94"><text:tab/><text:tab/><text:tab/><text:tab/></text:p>
      <text:p text:style-name="P94"><text:tab/><text:tab/><text:tab/><text:tab/></text:p>
      <text:p text:style-name="P94"><text:tab/><text:tab/><text:tab/>}</text:p>
      <text:p text:style-name="P89"><text:tab/><text:tab/>});</text:p>
      <text:p text:style-name="P58"/>
      <text:p text:style-name="P58">He buscado como crear un evento <text:span text:style-name="T92">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12">realizando diagrama</text:span></text:p>
      <text:p text:style-name="P62"/>
      <text:p text:style-name="P63"><text:span text:style-name="T113">E</text:span>stoy añadiendo la parte de la vista al diagrama de objetos </text:p>
      <text:p text:style-name="P62"><draw:frame draw:style-name="fr3"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5"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14">desde el controlador</text:span></text:p>
      <text:p text:style-name="P65"/>
      <text:p text:style-name="P67">Al mover la llamada al dialogo (InpuPopup) al ControladorInterfaz este tenia que ser static por lo que he añadido getFrame a la clase interfaz para el modal de este. <text:span text:style-name="T115">Asimismo he creado una excepción por si el usuario no acepta el dialogo, de esta manera creo que puedo cancelar la acción de añadir el objeto.</text:span></text:p>
      <text:p text:style-name="P67"/>
      <text:p text:style-name="P68"><draw:frame draw:style-name="fr6"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91">Una vez reorganizado a quedado <text:span text:style-name="T116">así</text:span>:</text:p>
      <text:p text:style-name="P70"><draw:frame draw:style-name="fr7"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19">código</text:span> para poder ver por donde ira el <text:span text:style-name="T119">código</text:span>, me doy cuenta que no he hecho el evento <text:span text:style-name="T117">de AniadirObjeto </text:span></text:p>
      <text:p text:style-name="P71"/>
      <text:p text:style-name="P72">La primera idea es hacerlo sobre la clase ControladorInterfaz, <text:span text:style-name="T118">pero he considerado que es mejor hacerlo en una clase aparte.</text:span></text:p>
      <text:p text:style-name="P73">Ademas tengo que mirar como pasar información de ListaTargetas a al evento y recogerla <text:span text:style-name="T120">en el controaldor</text:span></text:p>
      <text:p text:style-name="P86"><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21"> </text:span></text:p>
      <text:p text:style-name="P73">Ya he realizado la primera <text:span text:style-name="T122">versión</text:span> de ColeccionEventosInterfaz, queda: <text:span text:style-name="T123">ver como se recoge el evento y como pasar información.</text:span></text:p>
      <text:p text:style-name="P73"/>
      <text:p text:style-name="P74">He experimentado como funciona el <text:span text:style-name="T125">código</text:span> del evento y he llegado <text:span text:style-name="T124">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3212606477" text:style-name="L12">
        <text:list-item>
          <text:p text:style-name="P115">saber que ListaTarjetas es la que ha lanzado el evento</text:p>
        </text:list-item>
        <text:list-item>
          <text:p text:style-name="P115">Los datos que ha introducido</text:p>
        </text:list-item>
      </text:list>
      <text:p text:style-name="P76"/>
      <text:p text:style-name="P78">Usare <text:span text:style-name="T126">la clase</text:span> Map con el siguiente esquema:</text:p>
      <text:list xml:id="list2291132393" text:style-name="L13">
        <text:list-item>
          <text:p text:style-name="P116">instancia de listaTarjeta que ha lanzado el evento</text:p>
        </text:list-item>
        <text:list-item>
          <text:p text:style-name="P116">String array de los valores que pase</text:p>
        </text:list-item>
      </text:list>
      <text:p text:style-name="P78"/>
      <text:p text:style-name="P78"/>
      <text:p text:style-name="P78"/>
      <text:p text:style-name="P119">Estoy <text:span text:style-name="T131">haciendo</text:span> el <text:span text:style-name="T131">código</text:span> para pasar la instancia de <text:span text:style-name="T132">H</text:span>abitacion creada pero me da un problema en el cast</text:p>
      <text:p text:style-name="P118"/>
      <text:p text:style-name="P118"><text:span text:style-name="T103">switch</text:span><text:span text:style-name="T95"> ( ((ListaTargetas) </text:span><text:span text:style-name="T99">data</text:span><text:span text:style-name="T95">.get(</text:span><text:span text:style-name="T104">"ListaTarjeta"</text:span><text:span text:style-name="T95">)).getTitulo() ) {</text:span></text:p>
      <text:p text:style-name="P92"><text:span text:style-name="T95"><text:tab/><text:tab/></text:span><text:span text:style-name="T101">case</text:span><text:span text:style-name="T95"> </text:span><text:span text:style-name="T104">"Habitaciones"</text:span><text:span text:style-name="T95">:</text:span></text:p>
      <text:p text:style-name="P92"><text:span text:style-name="T95"><text:tab/><text:tab/><text:tab/>CrearHabitacion( (String[]) </text:span><text:span text:style-name="T99">data</text:span><text:span text:style-name="T95">.get(</text:span><text:span text:style-name="T104">"Datos"</text:span><text:span text:style-name="T95">) );</text:span></text:p>
      <text:p text:style-name="P92"><text:span text:style-name="T95"><text:tab/><text:tab/><text:tab/></text:span><text:span text:style-name="T109">colHabitaciones</text:span><text:span text:style-name="T95">.get( </text:span><text:span text:style-name="T109">colHabitaciones</text:span><text:span text:style-name="T95">.size() );</text:span></text:p>
      <text:p text:style-name="P92"><text:span text:style-name="T95"><text:tab/><text:tab/><text:tab/></text:span><text:span text:style-name="T101">break</text:span><text:span text:style-name="T95">;</text:span></text:p>
      <text:p text:style-name="P93"/>
      <text:p text:style-name="P92"><text:span text:style-name="T95"><text:tab/><text:tab/></text:span><text:span text:style-name="T101">default</text:span><text:span text:style-name="T95">:</text:span></text:p>
      <text:p text:style-name="P92"><text:span text:style-name="T95"><text:tab/><text:tab/><text:tab/></text:span><text:span text:style-name="T101">break</text:span><text:span text:style-name="T95">;</text:span></text:p>
      <text:p text:style-name="P118"><text:span text:style-name="T95"><text:tab/><text:tab/></text:span><text:span text:style-name="T97">}</text:span></text:p>
      <text:p text:style-name="P118"><text:span text:style-name="T95"/></text:p>
      <text:p text:style-name="P118"><text:span text:style-name="T127">Exception in thread "AWT-EventQueue-0" </text:span><text:span text:style-name="T128">java.lang.ClassCastException</text:span><text:span text:style-name="T127">: class vista.elemetos.ListaTargetas$1 cannot be cast to class vista.elemetos.ListaTargetas (vista.elemetos.ListaTargetas$1 and vista.elemetos.ListaTargetas are in unnamed module of loader 'app')</text:span></text:p>
      <text:p text:style-name="P118"/>
      <text:p text:style-name="P120">Aniado: </text:p>
      <text:p text:style-name="P100"><text:span text:style-name="T38"><text:tab/>data es un </text:span><text:span text:style-name="T98">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118"><text:a xlink:type="simple" xlink:href="https://stackoverflow.com/questions/54536895/cannot-be-cast-to-class-because-they-are-in-unnamed-module-of-loader-app" text:style-name="Internet_20_link" text:visited-style-name="Visited_20_Internet_20_Link"/></text:p>
      <text:p text:style-name="P121">Voy a cambiar el tipo de dato en el valor de map a String[], <text:span text:style-name="T130">me toca modificar un poco lo de getTitulo() </text:span></text:p>
      <text:p text:style-name="P122">Ha funcionado el cambio a <text:span text:style-name="T129"><text:s/></text:span><text:span text:style-name="T98">Map&lt;String, String[]&gt;</text:span><text:span text:style-name="T129"> al menos no da excepcion en dicha linea, lo malo de esto es que para comunicarle o pasarle la habitacion que se inicializa en el controlador tiene que ser por un método y no tengo la idea de como hacerlo directamente.</text:span></text:p>
      <text:p text:style-name="P122"/>
      <text:p text:style-name="P123"><text:soft-page-break/>Estoy pensando en que las clases Habitacion, docente, grupoAlumnos y Asignatura extiendan una nueva clase que se encargue de generar la parte de <text:span text:style-name="T134">información</text:span> grafica y que sea <text:span text:style-name="T133">fácil</text:span> de pasar del controlador a la vista.</text:p>
      <text:p text:style-name="P124">Esta nueva clase es lo que era antes la clase tarjetas</text:p>
      <text:p text:style-name="P123"/>
      <text:p text:style-name="P125">He modificado la clase tarjeta a InfoPanel para que sea extendida por las otras clases, ahora mismo me encuentro buscando una manera de gestionar el radiobuton que puse para poder controlar cual tenia el foco ya que no me aclare en su momento </text:p>
      <text:p text:style-name="P125"/>
      <text:p text:style-name="P126">he dejado a un lado el tema del radiobutton y <text:span text:style-name="T138">me centrare</text:span> en mostrar primero dicho objeto por pantalla. <text:span text:style-name="T139">B</text:span>uscando donde poner un <text:span text:style-name="T137">método</text:span> para que indique a los ListaTarjetas que tienen que añadir un objeto, <text:span text:style-name="T135">me hubiera gustado que lo hiciera la misma clase pero, no hay acceso a la instancia desde el controlador que es el que tiene el objeto, en teoría lo tenia si pasaba la clase por el evento pero he tenido que quitarla, </text:span></text:p>
      <text:p text:style-name="P127">un sitio que he visto ha sido en la clase interfaz la cual invoca los cuatro ListaTajetas.</text:p>
      <text:p text:style-name="P127"/>
      <text:p text:style-name="P128">He decidido hacerlo en interfaz la cual invoca <text:span text:style-name="T136">l</text:span>a<text:span text:style-name="T136">s cuatro ListaTajetas </text:span>pero no tengo acceso a la instancia desde el controlador para llamarlo</text:p>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14T20:00:03.405246346</dc:date>
    <meta:editing-duration>P1DT4H41M13S</meta:editing-duration>
    <meta:editing-cycles>265</meta:editing-cycles>
    <meta:document-statistic meta:table-count="0" meta:image-count="9" meta:object-count="0" meta:page-count="13" meta:paragraph-count="189" meta:word-count="1765" meta:character-count="11139" meta:non-whitespace-character-count="9407"/>
  </office:meta>
</office:document-meta>
</file>